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876aa" style:text-outline="false" style:text-line-through-style="none" style:font-name="JetBrai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style-asian="italic" style:font-weight-asian="normal" style:font-name-complex="JetBrains Mono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9876aa" style:font-name="JetBrains Mono" fo:font-size="10pt" fo:font-style="italic" fo:font-weight="normal" style:font-name-asian="JetBrains Mono" style:font-size-asian="10pt" style:font-style-asian="italic" style:font-weight-asian="normal" style:font-name-complex="JetBrains Mono" style:font-size-complex="5.65000009536743pt" style:font-style-complex="italic" style:font-weight-complex="normal"/>
    </style:style>
    <style:style style:name="ce3" style:family="table-cell" style:parent-style-name="Default">
      <style:text-properties fo:color="#9876aa" style:font-name="JetBrains Mono" fo:font-style="italic" style:font-name-asian="JetBrains Mono" style:font-style-asian="italic" style:font-name-complex="JetBrains Mono" style:font-size-complex="5.65000009536743pt" style:font-style-complex="italic"/>
    </style:style>
    <style:style style:name="T1" style:family="text">
      <style:text-properties fo:color="#9876aa" style:font-name="JetBrains Mono" fo:font-size="10pt" fo:font-style="italic" fo:font-weight="normal" style:font-name-asian="JetBrains Mono" style:font-size-asian="10pt" style:font-style-asian="italic" style:font-weight-asian="normal" style:font-name-complex="JetBrains Mono" style:font-size-complex="5.69999980926514pt" style:font-style-complex="italic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>
            <text:p>Space</text:p>
          </table:table-cell>
          <table:table-cell office:value-type="string">
            <text:p>Espace, tabulation, enter</text:p>
          </table:table-cell>
          <table:table-cell table:number-columns-repeated="5"/>
          <table:table-cell office:value-type="string">
            <text:p>suite de</text:p>
          </table:table-cell>
          <table:table-cell office:value-type="string">
            <text:p>choix entre</text:p>
          </table:table-cell>
          <table:table-cell/>
        </table:table-row>
        <table:table-row table:style-name="ro1">
          <table:table-cell office:value-type="string">
            <text:p>SpecialChar</text:p>
          </table:table-cell>
          <table:table-cell office:value-type="string">
            <text:p>Ponctuation</text:p>
          </table:table-cell>
          <table:table-cell table:number-columns-repeated="4"/>
          <table:table-cell office:value-type="string">
            <text:p>composé de</text:p>
          </table:table-cell>
          <table:table-cell office:value-type="string">
            <text:p>suite de</text:p>
          </table:table-cell>
          <table:table-cell office:value-type="string">
            <text:p>choix entre</text:p>
          </table:table-cell>
          <table:table-cell/>
        </table:table-row>
        <table:table-row table:style-name="ro2">
          <table:table-cell office:value-type="string">
            <text:p>Literal</text:p>
          </table:table-cell>
          <table:table-cell office:value-type="string">
            <text:p>Integer</text:p>
          </table:table-cell>
          <table:table-cell office:value-type="string">
            <text:p>Double</text:p>
          </table:table-cell>
          <table:table-cell office:value-type="string">
            <text:p>Char</text:p>
          </table:table-cell>
          <table:table-cell office:value-type="string">
            <text:p>String</text:p>
          </table:table-cell>
          <table:table-cell/>
          <table:table-cell office:value-type="string">
            <text:p>composé de</text:p>
          </table:table-cell>
          <table:table-cell office:value-type="string">
            <text:p>choix entre</text:p>
          </table:table-cell>
          <table:table-cell office:value-type="string">
            <text:p>composé de</text:p>
          </table:table-cell>
          <table:table-cell office:value-type="string">
            <text:p>choix entre</text:p>
          </table:table-cell>
        </table:table-row>
        <table:table-row table:style-name="ro2">
          <table:table-cell table:style-name="ce3" office:value-type="string">
            <text:p><text:span text:style-name="T1">Name</text:span></text:p>
          </table:table-cell>
          <table:table-cell office:value-type="string">
            <text:p>abcdefghijklmnopqrstuvwxyz</text:p>
          </table:table-cell>
          <table:table-cell office:value-type="string">
            <text:p>ABCDEFGHIJKLMNOPQRSTUVWXYZ</text:p>
          </table:table-cell>
          <table:table-cell office:value-type="float" office:value="1234567890">
            <text:p>1234567890</text:p>
          </table:table-cell>
          <table:table-cell office:value-type="string">
            <text:p>_</text:p>
          </table:table-cell>
          <table:table-cell/>
          <table:table-cell office:value-type="string">
            <text:p>composé de</text:p>
          </table:table-cell>
          <table:table-cell office:value-type="string">
            <text:p>choix entre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pan text:style-name="T1">Keyword</text:span></text:p>
          </table:table-cell>
          <table:table-cell office:value-type="string">
            <text:p>Liste de mot en lettres miniscules</text:p>
          </table:table-cell>
          <table:table-cell table:number-columns-repeated="4"/>
          <table:table-cell office:value-type="string">
            <text:p>composé de</text:p>
          </table:table-cell>
          <table:table-cell office:value-type="string">
            <text:p>choix entr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1">31/07/2021</text:date>, <text:time>20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1T19:28:57.64</meta:creation-date>
    <dc:date>2021-07-31T20:24:16.14</dc:date>
    <meta:editing-duration>PT55M16S</meta:editing-duration>
    <meta:editing-cycles>4</meta:editing-cycles>
    <meta:generator>OpenOffice/4.1.9$Win32 OpenOffice.org_project/419m1$Build-9805</meta:generator>
    <meta:document-statistic meta:table-count="3" meta:cell-count="29" meta:object-count="0"/>
  </office:meta>
</office:document-meta>
</file>